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What is an HTML validator, and how can it help you debug your code?</text:p>
      <text:p text:style-name="Text_20_body">HTML is a very forgiving language – elements still render even when you make mistakes, like forgetting to include a closing tag.</text:p>
      <text:p text:style-name="Text_20_body">Let's say you have an <text:span text:style-name="Source_20_Text">h2</text:span> element without a closing tag:</text:p>
      <text:p text:style-name="Preformatted_20_Text"><text:span text:style-name="Source_20_Text">&lt;h1&gt;Article Topic&lt;/h1&gt;</text:span></text:p>
      <text:p text:style-name="Preformatted_20_Text"><text:span text:style-name="Source_20_Text">&lt;h2&gt;Subheading 1 &lt;/h2&gt;</text:span></text:p>
      <text:p text:style-name="Preformatted_20_Text"><text:span text:style-name="Source_20_Text">&lt;h2&gt;Subheading 2 &lt;/h2&gt;</text:span></text:p>
      <text:p text:style-name="Preformatted_20_Text"/>
      <text:p text:style-name="Preformatted_20_Text"><text:span text:style-name="Source_20_Text">&lt;!-- This h2 does not have a closing tag --&gt;</text:span></text:p>
      <text:p text:style-name="P1"><text:span text:style-name="Source_20_Text">&lt;h2&gt;Subheading 3</text:span></text:p>
      <text:p text:style-name="Text_20_body">The <text:span text:style-name="Source_20_Text">h2</text:span> without a closing tag will still render fine. This happens because browsers use a parsing algorithm that handles common errors and tries to render HTML as closely as possible to the author's intention.</text:p>
      <text:p text:style-name="Text_20_body">But this could backfire sometimes. Let's add a few paragraphs under the existing heading 2 tags in the code:</text:p>
      <text:p text:style-name="Preformatted_20_Text"><text:span text:style-name="Source_20_Text">&lt;h1&gt;Article Topic&lt;/h1&gt;</text:span></text:p>
      <text:p text:style-name="Preformatted_20_Text"><text:span text:style-name="Source_20_Text">&lt;p&gt;Lorem ipsum dolor sit amet consectetur adipisicing elit. Maiores, nisi.&lt;/p&gt;</text:span></text:p>
      <text:p text:style-name="Preformatted_20_Text"/>
      <text:p text:style-name="Preformatted_20_Text"><text:span text:style-name="Source_20_Text">&lt;h2&gt;Subheading 1 &lt;/h2&gt;</text:span></text:p>
      <text:p text:style-name="Preformatted_20_Text"><text:span text:style-name="Source_20_Text">&lt;p&gt;Lorem, ipsum dolor sit amet consectetur adipisicing elit. At, doloremque.&lt;/p&gt;</text:span></text:p>
      <text:p text:style-name="Preformatted_20_Text"/>
      <text:p text:style-name="Preformatted_20_Text"><text:span text:style-name="Source_20_Text">&lt;h2&gt;Subheading 2 &lt;/h2&gt;</text:span></text:p>
      <text:p text:style-name="Preformatted_20_Text"><text:span text:style-name="Source_20_Text">&lt;p&gt;Lorem ipsum dolor sit amet consectetur adipisicing elit. Unde, placeat.&lt;/p&gt;</text:span></text:p>
      <text:p text:style-name="Preformatted_20_Text"/>
      <text:p text:style-name="Preformatted_20_Text"><text:span text:style-name="Source_20_Text">&lt;!-- This h2 does not have a closing tag --&gt;</text:span></text:p>
      <text:p text:style-name="Preformatted_20_Text"><text:span text:style-name="Source_20_Text">&lt;h2&gt;Subheading 3</text:span></text:p>
      <text:p text:style-name="P1"><text:span text:style-name="Source_20_Text">&lt;p&gt;Lorem ipsum dolor, sit amet consectetur adipisicing elit. Tempore, illum.&lt;/p&gt;</text:span></text:p>
      <text:p text:style-name="Text_20_body">As a result, the paragraph element under the <text:span text:style-name="Source_20_Text">h2</text:span> without a closing <text:span text:style-name="Source_20_Text">h2</text:span> tag renders as heading 2. This is why you need an HTML validator.</text:p>
      <text:p text:style-name="Text_20_body">An HTML validator is a tool that checks the validity of your HTML code against the standard HTML specifications. It helps you identify errors and warnings in your HTML code, ensuring your web pages are correctly structured and compliant with web standards.</text:p>
      <text:p text:style-name="Text_20_body">Using an HTML validator benefits not only you and your future code reviews, but also anybody else going through your code, such as your teammates and open-source contributors.</text:p>
      <text:p text:style-name="Text_20_body">There are several HTML validators out there you can use. The most widely accepted one is the <text:span text:style-name="Source_20_Text">w3.org</text:span> markup validation service.</text:p>
      <text:p text:style-name="Text_20_body">When you visit the site <text:a xlink:type="simple" xlink:href="https://validator.w3.org/" text:style-name="Internet_20_link" text:visited-style-name="Visited_20_Internet_20_Link"><text:span text:style-name="Source_20_Text">validator.w3.org</text:span></text:a>, you can click on the <text:span text:style-name="Source_20_Text">Validate by Direct Input</text:span> button and paste in your HTML code.</text:p>
      <text:p text:style-name="Text_20_body">When you click on the <text:span text:style-name="Source_20_Text">Check</text:span> button, then a list of results will display with the errors that need to be fixed.</text:p>
      <text:p text:style-name="Text_20_body">Another HTML validator that you can use is <text:a xlink:type="simple" xlink:href="https://jsonformatter.org/" text:style-name="Internet_20_link" text:visited-style-name="Visited_20_Internet_20_Link"><text:span text:style-name="Source_20_Text">jsonformatter.org</text:span></text:a>.</text:p>
      <text:p text:style-name="Text_20_body">You can copy and paste your HTML code inside the first editor, and when you click on the <text:span text:style-name="Source_20_Text">Validate</text:span> button, it will show you any errors you have in your code.</text:p>
      <text:p text:style-name="Standard"><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18T14:31:03.292000000</meta:creation-date>
    <dc:date>2025-03-18T14:31:22.219000000</dc:date>
    <meta:editing-duration>PT19S</meta:editing-duration>
    <meta:editing-cycles>1</meta:editing-cycles>
    <meta:document-statistic meta:table-count="0" meta:image-count="0" meta:object-count="0" meta:page-count="2" meta:paragraph-count="27" meta:word-count="383" meta:character-count="2275" meta:non-whitespace-character-count="1920"/>
    <meta:generator>LibreOffice/7.3.4.2$Windows_X86_64 LibreOffice_project/728fec16bd5f605073805c3c9e7c4212a0120dc5</meta:generator>
  </office:meta>
</office:document-meta>
</file>